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1a041" officeooo:paragraph-rsid="0011a041"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1c1607" officeooo:paragraph-rsid="001c1607" style:font-size-asian="13.1000003814697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fo:font-size="15pt" fo:font-style="normal" style:text-underline-style="none" fo:font-weight="bold" officeooo:rsid="001c1607" officeooo:paragraph-rsid="001c1607" style:font-size-asian="13.1000003814697pt" style:font-style-asian="normal" style:font-weight-asian="bold" style:font-size-complex="15pt" style:font-style-complex="normal" style:font-weight-complex="bold"/>
    </style:style>
    <style:style style:name="P4" style:family="paragraph" style:parent-style-name="Standard">
      <style:paragraph-properties fo:text-align="start" style:justify-single-word="false"/>
      <style:text-properties fo:font-size="15pt" fo:font-style="normal" style:text-underline-style="none" fo:font-weight="bold" officeooo:rsid="001dc418" officeooo:paragraph-rsid="001dc418" style:font-size-asian="13.1000003814697pt" style:font-style-asian="normal" style:font-weight-asian="bold" style:font-size-complex="15pt" style:font-style-complex="normal" style:font-weight-complex="bold"/>
    </style:style>
    <style:style style:name="P5" style:family="paragraph" style:parent-style-name="Standard">
      <style:paragraph-properties fo:text-align="start" style:justify-single-word="false"/>
      <style:text-properties fo:font-size="12pt" style:text-underline-style="none" fo:font-weight="normal" officeooo:rsid="0011a041" officeooo:paragraph-rsid="0011a04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fbd69" officeooo:paragraph-rsid="001fbd6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style:text-underline-style="none" fo:font-weight="bold" officeooo:rsid="0011a041" officeooo:paragraph-rsid="0011a041"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style:text-underline-style="none" fo:font-weight="bold" officeooo:rsid="0012652c" officeooo:paragraph-rsid="0012652c" style:font-size-asian="10.5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style:text-underline-style="none" fo:font-weight="bold" officeooo:rsid="0015fe90" officeooo:paragraph-rsid="0015fe90" style:font-size-asian="10.5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italic" style:text-underline-style="none" fo:font-weight="bold" officeooo:rsid="0015fe90" officeooo:paragraph-rsid="0019ffc0" style:font-size-asian="10.5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style:text-underline-style="none" fo:font-weight="bold" officeooo:rsid="0019ffc0" officeooo:paragraph-rsid="0019ffc0" style:font-size-asian="10.5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italic" style:text-underline-style="none" fo:font-weight="bold" officeooo:rsid="001b9567" officeooo:paragraph-rsid="001b9567"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font-size="12pt" fo:font-style="italic" style:text-underline-style="none" fo:font-weight="bold" officeooo:rsid="001b9567" officeooo:paragraph-rsid="001bb8ee"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font-size="12pt" fo:font-style="italic" fo:font-weight="bold" officeooo:paragraph-rsid="001b9567" style:font-style-asian="italic" style:font-style-complex="italic"/>
    </style:style>
    <style:style style:name="P15" style:family="paragraph" style:parent-style-name="Standard">
      <style:paragraph-properties fo:text-align="start" style:justify-single-word="false"/>
      <style:text-properties fo:font-size="12pt" fo:font-style="italic" fo:font-weight="bold" officeooo:rsid="001b9567" officeooo:paragraph-rsid="001b9567"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ize="12pt" fo:font-style="normal" style:text-underline-style="none" fo:font-weight="normal" officeooo:rsid="001bb8ee" officeooo:paragraph-rsid="001bb8ee" style:font-size-asian="10.5pt" style:font-style-asian="normal" style:font-weight-asian="normal" style:font-size-complex="12pt" style:font-style-complex="normal" style:font-weight-complex="normal"/>
    </style:style>
    <style:style style:name="P17" style:family="paragraph" style:parent-style-name="Standard">
      <style:paragraph-properties style:line-height-at-least="0.503cm"/>
      <style:text-properties fo:font-size="12pt" fo:font-style="normal" style:text-underline-style="none" fo:font-weight="normal" officeooo:rsid="001bb8ee" officeooo:paragraph-rsid="001bb8e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weight="bold" officeooo:paragraph-rsid="001b9567"/>
    </style:style>
    <style:style style:name="P19" style:family="paragraph" style:parent-style-name="Standard">
      <style:paragraph-properties style:line-height-at-least="0.503cm"/>
      <style:text-properties fo:color="#d4d4d4" style:font-name="Droid Sans Mono" fo:font-size="10.5pt" fo:font-weight="normal" fo:background-color="#1e1e1e"/>
    </style:style>
    <style:style style:name="P20" style:family="paragraph" style:parent-style-name="Standard">
      <style:paragraph-properties fo:text-align="start" style:justify-single-word="false"/>
      <style:text-properties fo:color="#d4d4d4" style:font-name="Droid Sans Mono" fo:font-size="10.5pt" fo:font-style="normal" style:text-underline-style="none" fo:font-weight="normal" officeooo:rsid="001bb8ee" officeooo:paragraph-rsid="001bb8ee" fo:background-color="#1e1e1e" style:font-size-asian="10.5pt" style:font-style-asian="normal" style:font-weight-asian="normal" style:font-size-complex="12pt" style:font-style-complex="normal" style:font-weight-complex="normal"/>
    </style:style>
    <style:style style:name="P21" style:family="paragraph" style:parent-style-name="Standard">
      <style:paragraph-properties style:line-height-at-least="0.503cm"/>
      <style:text-properties fo:color="#d4d4d4" fo:background-color="#1e1e1e"/>
    </style:style>
    <style:style style:name="T1" style:family="text">
      <style:text-properties officeooo:rsid="0012652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12652c" style:font-style-asian="normal" style:font-weight-asian="normal" style:font-style-complex="normal" style:font-weight-complex="normal"/>
    </style:style>
    <style:style style:name="T4" style:family="text">
      <style:text-properties fo:font-style="normal" fo:font-weight="normal" officeooo:rsid="00140930" style:font-style-asian="normal" style:font-weight-asian="normal" style:font-style-complex="normal" style:font-weight-complex="normal"/>
    </style:style>
    <style:style style:name="T5" style:family="text">
      <style:text-properties fo:font-style="normal" fo:font-weight="normal" officeooo:rsid="0015fe90" style:font-style-asian="normal" style:font-weight-asian="normal" style:font-style-complex="normal" style:font-weight-complex="normal"/>
    </style:style>
    <style:style style:name="T6" style:family="text">
      <style:text-properties fo:font-style="normal" fo:font-weight="normal" officeooo:rsid="00173777" style:font-style-asian="normal" style:font-weight-asian="normal" style:font-style-complex="normal" style:font-weight-complex="normal"/>
    </style:style>
    <style:style style:name="T7" style:family="text">
      <style:text-properties fo:font-style="normal" fo:font-weight="normal" officeooo:rsid="0017a5e6" style:font-style-asian="normal" style:font-weight-asian="normal" style:font-style-complex="normal" style:font-weight-complex="normal"/>
    </style:style>
    <style:style style:name="T8" style:family="text">
      <style:text-properties fo:font-style="normal" fo:font-weight="normal" officeooo:rsid="0019ffc0" style:font-style-asian="normal" style:font-weight-asian="normal" style:font-style-complex="normal" style:font-weight-complex="normal"/>
    </style:style>
    <style:style style:name="T9" style:family="text">
      <style:text-properties fo:font-style="normal" fo:font-weight="normal" officeooo:rsid="001a4251" style:font-style-asian="normal" style:font-weight-asian="normal" style:font-style-complex="normal" style:font-weight-complex="normal"/>
    </style:style>
    <style:style style:name="T10" style:family="text">
      <style:text-properties fo:font-style="normal" fo:font-weight="normal" officeooo:rsid="001bb8ee" style:font-style-asian="normal" style:font-weight-asian="normal" style:font-style-complex="normal" style:font-weight-complex="normal"/>
    </style:style>
    <style:style style:name="T11" style:family="text">
      <style:text-properties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fo:font-style="normal" style:text-underline-style="none" fo:font-weight="normal" officeooo:rsid="001b9567" style:font-size-asian="10.5pt" style:font-style-asian="normal" style:font-weight-asian="normal" style:font-size-complex="12pt" style:font-style-complex="normal" style:font-weight-complex="normal"/>
    </style:style>
    <style:style style:name="T13" style:family="text">
      <style:text-properties officeooo:rsid="0019ffc0"/>
    </style:style>
    <style:style style:name="T14" style:family="text">
      <style:text-properties fo:color="#569cd6"/>
    </style:style>
    <style:style style:name="T15" style:family="text">
      <style:text-properties fo:color="#569cd6" style:font-name="Droid Sans Mono" fo:font-size="10.5pt" fo:font-weight="normal"/>
    </style:style>
    <style:style style:name="T16" style:family="text">
      <style:text-properties fo:color="#4ec9b0"/>
    </style:style>
    <style:style style:name="T17" style:family="text">
      <style:text-properties fo:color="#4ec9b0" style:font-name="Droid Sans Mono" fo:font-size="10.5pt" fo:font-weight="normal"/>
    </style:style>
    <style:style style:name="T18" style:family="text">
      <style:text-properties fo:font-style="italic" style:text-underline-style="none" officeooo:rsid="001b9567" style:font-size-asian="10.5pt" style:font-style-asian="italic" style:font-weight-asian="bold" style:font-size-complex="12pt" style:font-style-complex="italic" style:font-weight-complex="bold"/>
    </style:style>
    <style:style style:name="T19" style:family="text">
      <style:text-properties style:text-underline-style="none" fo:font-weight="normal" officeooo:rsid="001b9567" style:font-size-asian="10.5pt" style:font-weight-asian="normal" style:font-size-complex="12pt" style:font-weight-complex="normal"/>
    </style:style>
    <style:style style:name="T20" style:family="text">
      <style:text-properties style:text-underline-style="none" style:font-size-asian="10.5pt" style:font-size-complex="12pt"/>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1dc418" style:font-size-asian="10.5pt" style:font-weight-asian="normal" style:font-size-complex="12pt" style:font-weight-complex="normal"/>
    </style:style>
    <style:style style:name="T23" style:family="text">
      <style:text-properties fo:font-size="12pt" fo:font-weight="normal" officeooo:rsid="001c1607" style:font-size-asian="10.5pt" style:font-weight-asian="normal" style:font-size-complex="12pt" style:font-weight-complex="normal"/>
    </style:style>
    <style:style style:name="T24" style:family="text">
      <style:text-properties fo:font-size="12pt" fo:font-weight="normal" officeooo:rsid="001f7838" style:font-size-asian="10.5pt" style:font-weight-asian="normal" style:font-size-complex="12pt" style:font-weight-complex="normal"/>
    </style:style>
    <style:style style:name="T25" style:family="text">
      <style:text-properties fo:font-size="12pt" fo:font-weight="normal" officeooo:rsid="001f9894" style:font-size-asian="10.5pt" style:font-weight-asian="normal" style:font-size-complex="12pt" style:font-weight-complex="normal"/>
    </style:style>
    <style:style style:name="T2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officeooo:rsid="001bb8ee"/>
    </style:style>
    <style:style style:name="T28" style:family="text">
      <style:text-properties style:font-name="Droid Sans Mono" fo:font-size="10.5pt"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ASSI Dima</text:p>
      <text:p text:style-name="P6">COURTHIAL Samuel</text:p>
      <text:p text:style-name="P6">GOMA MISSAMOU Yoann</text:p>
      <text:p text:style-name="P6"/>
      <text:p text:style-name="P1">Compte-rendu TP allocateur mémoire</text:p>
      <text:p text:style-name="P1"/>
      <text:p text:style-name="P16">Les structures que nous avons décidé d’utiliser sont</text:p>
      <text:p text:style-name="P20"><text:span text:style-name="T14">struct</text:span> <text:span text:style-name="T16">fb</text:span> {</text:p>
      <text:p text:style-name="P21">    <text:span text:style-name="T17">size_t</text:span><text:span text:style-name="T28"> size;</text:span></text:p>
      <text:p text:style-name="P21">    <text:span text:style-name="T15">struct</text:span><text:span text:style-name="T28"> </text:span><text:span text:style-name="T17">fb</text:span><text:span text:style-name="T28">* next;</text:span></text:p>
      <text:p text:style-name="P19">};</text:p>
      <text:p text:style-name="P16">pour les zones libres et</text:p>
      <text:p text:style-name="P20"><text:span text:style-name="T14">struct</text:span> <text:span text:style-name="T16">ab</text:span> {</text:p>
      <text:p text:style-name="P21">    <text:span text:style-name="T17">size_t</text:span><text:span text:style-name="T28"> size;</text:span></text:p>
      <text:p text:style-name="P19">};</text:p>
      <text:p text:style-name="P17">pour les zones allouées.</text:p>
      <text:p text:style-name="P7"/>
      <text:p text:style-name="P7">mem_init (void* mem, size_t t<text:span text:style-name="T1">a</text:span>ille) : </text:p>
      <text:p text:style-name="P7"><text:tab/><text:span text:style-name="T3">Cette </text:span><text:span text:style-name="T4">méthode</text:span><text:span text:style-name="T3"> initialise la mémoire utilisable à partir de l’adresse et de la taille donnés en paramètre. Cette initialisation se réduit à correctement définir first_fb, le pointeur indiquant la première zone libre de la mémoire. Ici, nous initialisons donc first_fb à l’adresse mem avec une taille identique à celle donnée en paramètre moins la place que prend l’entête first_fb. Au début, il n’y a qu’une zone libre donc la zone suivante de first_fb n’existe pas. La méthode mem_fit permet de définir, dans ce cas la fonction mem_fit_first comme fonction de recherche d’un bloc libre à allouer.</text:span></text:p>
      <text:p text:style-name="P7"><text:span text:style-name="T3"/></text:p>
      <text:p text:style-name="P12">mem_show(void (*print)(void* zone, size_t, int free<text:span text:style-name="T27">)) :</text:span></text:p>
      <text:p text:style-name="P13"><text:tab/><text:span text:style-name="T10">Cette méthode parcours tous les blocs, libre ou alloué, et les affiche avec la fonction print donnée en paramètre. On détermine tout d’abord les adresses minimale (mem_adr) et maximale (end_mem_adr). Puis, on initialise la variable adr avec la valeur mem_adr. On initialise également un pointeur fb à la valeur first_fb. L’idée est la suivante : </text:span></text:p>
      <text:p text:style-name="P13"><text:span text:style-name="T10"><text:tab/>- si adr = fb, adr pointe sur une zone libre. On peut donc créer un pointeur de struct fb pointant sur le début du bloc. On peut ainsi afficher avoir accés au paramètre nécessaire à la fonction print. Après cela, on ajoute la taille de la zone à adr pour atterrir sur la zone suivante. De même, on avance fb vers le prochain bloc libre.</text:span></text:p>
      <text:p text:style-name="P13"><text:span text:style-name="T10"><text:tab/>- si adr != fb, adr pointe sur une zone occupée, on a alors encore une fois accés aux champs nécessaire pour la fonction print. Après cela, on ajoute la taille de la zone à adr pour avancer jusqu’à la zone suivante.</text:span></text:p>
      <text:p text:style-name="P7"><text:span text:style-name="T3"/></text:p>
      <text:p text:style-name="P8">mem_fit (mem_fit_function *f) :</text:p>
      <text:p text:style-name="P8"><text:tab/><text:span text:style-name="T5">Cette méthode permet de donner la bonne valeur à la variable mem_fit_fn. Cette variable prend en valeur l’adresse de la fonction que l’on souhaite utilisé lors de l’initialisation. Par la suite, en faisant appel à mem_fit_fn, nous appellerons la fonction qui se trouve à l’adresse indiquée.</text:span></text:p>
      <text:p text:style-name="P8"><text:span text:style-name="T5"/></text:p>
      <text:p text:style-name="P9">mem_alloc (size_t taille) :</text:p>
      <text:p text:style-name="P9"><text:tab/><text:span text:style-name="T2">La première chose à faire est de déterminer à partir de la taille voulu par l’utilisateur (donnée en paramètre) la taille de bloc à rechercher. Pour cela, des restrictions systèmes favorisent grandement l’alignement des adresses mémoires fournies par mem_alloc comme étant multiple d’une certaine constante (dans notre cas défini à 16). Cette alignement se fait via la macro ALIGN défini au début du fichier qui applique le bon masque pour transformer la taille voulue en le multiple de 16 directement supérieur.</text:span></text:p>
      <text:p text:style-name="P9"><text:soft-page-break/><text:span text:style-name="T2"><text:tab/>Nous appelons alors mem_fit_fn (qui lance donc dans notre cas mem_fit_first) pour rechercher un bloc mémoire de taille suffisante et correspondant au critère de recherche défini par la fonction de recherche choisie (ici le premier bloc de taille suffisante). Nous traitons d’abord le cas NULL, si fb (le bloc retourné par mem_fit_fn) est NULL, il n’y a pas de mémoire à allouer. Sinon, nous enregistrons la taille </text:span><text:span text:style-name="T6">(dans taille_ini)</text:span><text:span text:style-name="T2"> et le bloc libre suivant </text:span><text:span text:style-name="T6">(dans next_fb)</text:span><text:span text:style-name="T2"> au cas où l’emplacement mémoire où ces informations sont stockées est modifiés avant qu’elle ne nous soit plus utiles. On détermine alors le bloc mémoire précédent pour permettre de raccorder les blocs libres restant entre eux.</text:span></text:p>
      <text:p text:style-name="P9"><text:span text:style-name="T2"><text:tab/>La zone à retourner est appelée new_ab, struct ab étant la structure définissant un bloc alloué. Cette zone se situera donc à la même adresse que fb. </text:span><text:span text:style-name="T6">On distingue alors 2 cas :</text:span></text:p>
      <text:p text:style-name="P9"><text:span text:style-name="T6"><text:tab/>- Si on a la place de séparer le bloc mémoire désiré en 2 bloc (un alloué et un libre), il faut alors créer la nouvelle zone libre ainsi créée. Cette dernière, intitulée new_fb est placée à l’adresse fb + sizeof(struct ab) + taille. En effet, cette zone doit démarrer directement après la zone que l’on vient d’allouer. De plu</text:span><text:span text:style-name="T7">s, sa taille est donc taille_ini – taille et le bloc libre suivant est next_fb.</text:span></text:p>
      <text:p text:style-name="P9"><text:span text:style-name="T7"><text:tab/>- </text:span><text:span text:style-name="T8">Si on n’a pas la place de séparer le bloc en 2, on ajoute l’éventuelle reste de mémoire disponible.</text:span></text:p>
      <text:p text:style-name="P11"><text:span text:style-name="T2">Dans les deux cas, on traite le cas où fb est first_fb, dans ce cas on met à jour first_fb.</text:span></text:p>
      <text:p text:style-name="P11"><text:span text:style-name="T2">Enfin, avec la taille correcte, on définit le champ size du bloc alloué et on retourne un pointeur vers le début de la mémoire utilisable (donc la mémoire juste après l’entête new_ab) en ajoutant à new_ab la taille de la structure ab.</text:span></text:p>
      <text:p text:style-name="P11"><text:span text:style-name="T2"/></text:p>
      <text:p text:style-name="P10">mem_<text:span text:style-name="T13">free</text:span> (size_t taille) :</text:p>
      <text:p text:style-name="P10"><text:tab/><text:span text:style-name="T9">A cause d’un problème d’organisation, mem_free n’a pas pu être faite dans les temps. </text:span></text:p>
      <text:p text:style-name="P10"/>
      <text:p text:style-name="P11">mem_fit_first (struct fb* list, size_t size) :</text:p>
      <text:p text:style-name="P11"><text:tab/><text:span text:style-name="T2">Cette fonction détermine le premier bloc libre de taille supérieur à l’argument taille. Pour cela, on parcours la liste list et on compare à chaque fois le champ size de l’objet courant avec taille. Si il est suffisant (supérieur ou égal), on retourne le pointeur vers l’entête du bloc en question, sinon on passe au bloc suivant via le champ next.</text:span></text:p>
      <text:p text:style-name="P11"><text:span text:style-name="T2"/></text:p>
      <text:p text:style-name="P12">mem_get_size (void* zone) :</text:p>
      <text:p text:style-name="P12"><text:tab/><text:span text:style-name="T2">Cette fonction doit retourner la taille d’une zone que l’utilisateur passe en paramètre. La particularité ici est de prendre en compte que l’adresse donnée n’est pas l’adresse de l’entête de la zone mais bien l’adresse du début de la mémoire utilisable. Comme cette zone est une zone alloué, il suffit de prendre l’adresse donnée et d’enlever la taille d’une struct ab pour retomber sur l’adresse de l’entête. On accède alors facilement au champ size que l’on retourne.</text:span></text:p>
      <text:p text:style-name="P12"><text:span text:style-name="T2"/></text:p>
      <text:p text:style-name="P12"/>
      <text:p text:style-name="P18"><text:span text:style-name="T18">mem_fit_best (struct fb* list, size_t size) :</text:span></text:p>
      <text:p text:style-name="P18"><text:span text:style-name="T18"><text:tab/></text:span><text:span text:style-name="T12">Cette fonction retourne la bloc libre de taille minimale mais toujours plus grande que size entré en paramètre. L’idée est de créer un pointeur de zone libre min que l’on initialise à nul. On crée également un entier init défini à 0 nous servant à déterminer si min a été initialisé ou non. Dans un premier temps, on cherche le premier bloc de mémoire de taille suffisante. Ce bloc sert d’initialisation à min. Dès lors, on fait passer la valeur de init à 1, signifiant que min a été correctement initialisé. Alors, on parcours les blocs libres restants en vérifiant si leur taille est suffisante et si leur taille est inférieur à celle de min, si oui, on met à jour min avec l’adresse du bloc en question. Sinon, on passe au bloc suivant. A la fin, on retourne min.</text:span></text:p>
      <text:p text:style-name="P18"><text:span text:style-name="T12"/></text:p>
      <text:p text:style-name="P15"><text:span text:style-name="T20">mem_fit_worst (struct fb* list, size_t size) :</text:span></text:p>
      <text:p text:style-name="P15"><text:span text:style-name="T20"><text:tab/></text:span><text:span text:style-name="T11">Cette fonction retourne le bloc libre de taille maximale, pour peu qu’il soit de taille supérieur à size. Cette fonction est similaire à la précédente, cependant le pointeur mis à jour se </text:span><text:soft-page-break/><text:span text:style-name="T11">nomme max et n’est mis à jour que lorsque la taille du bloc libre courant est plus grande que celle de max.</text:span></text:p>
      <text:p text:style-name="P18"><text:span text:style-name="T12"/></text:p>
      <text:p text:style-name="P14"><text:span text:style-name="T19"/></text:p>
      <text:p text:style-name="P14"><text:span text:style-name="T19"/></text:p>
      <text:p text:style-name="P14"><text:span text:style-name="T19"/></text:p>
      <text:p text:style-name="P14"><text:span text:style-name="T19"/></text:p>
      <text:p text:style-name="P2">Problèmes dans le code :</text:p>
      <text:p text:style-name="P3"><text:tab/><text:span text:style-name="T21">Un problème est récurrent dans le code. A savoir, un adressage complètement faux. Ainsi, la première allocation se situera à l’adresse 0 alors que la suivante, ne faisant que </text:span><text:span text:style-name="T22">quelques</text:span><text:span text:style-name="T21"> octets </text:span><text:span text:style-name="T22">par exemple</text:span><text:span text:style-name="T21">, se retrouvera bien plus loin dans la mémoire.</text:span></text:p>
      <text:p text:style-name="P3"><text:span text:style-name="T21"><text:tab/>La cause de ce problème semble être l’incrémentation d’adresse. En l’occurence :</text:span></text:p>
      <text:p text:style-name="P3"><text:span text:style-name="T21"><text:tab/><text:tab/><text:tab/><text:tab/>struct fb* fb += </text:span><text:span text:style-name="T22">sizeof</text:span><text:span text:style-name="T21">(struct ab) ;</text:span></text:p>
      <text:p text:style-name="P4"><text:span text:style-name="T21">Nous souhaiterions que fb soit incrémenté de 8 octets (car sizeof(struct ab) = 8), pourtant fb se retrouve incrémentée de 8*16 octets. En cause, le fait que :</text:span></text:p>
      <text:p text:style-name="P4"><text:span text:style-name="T21"><text:tab/><text:tab/><text:tab/><text:tab/></text:span><text:span text:style-name="T23">struct fb* fb += </text:span><text:span text:style-name="T21">1</text:span><text:span text:style-name="T23"> ;</text:span></text:p>
      <text:p text:style-name="P4"><text:span text:style-name="T23">n’</text:span><text:span text:style-name="T21">incrémente pas fb de 1, mais de sizeof(struct fb), soit 16 dans notre cas.</text:span></text:p>
      <text:p text:style-name="P4"><text:span text:style-name="T21"><text:tab/>Après recherches, ce problème peut être réglé en castant le pointeur manipulés dans un type de taille 1 octets (à savoir void* par défaut ou char*). Cependant, cela entraîne d’autre</text:span><text:span text:style-name="T24">s</text:span><text:span text:style-name="T21"> problème</text:span><text:span text:style-name="T24">s</text:span><text:span text:style-name="T21"> que nous n’avons pas </text:span><text:span text:style-name="T25">su résoudre</text:span><text:span text:style-name="T21">. A savoir :</text:span></text:p>
      <text:p text:style-name="P4"><text:span text:style-name="T21"><text:tab/>- </text:span><text:span text:style-name="T26">lvalue required as left operand of assignment</text:span></text:p>
      <text:p text:style-name="P4"><text:span text:style-name="T26"><text:tab/>- segmentation fault</text:span></text:p>
      <text:p text:style-name="P4"><text:span text:style-name="T26"/></text:p>
      <text:p text:style-name="P12"/>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7:20:31.707081016</meta:creation-date>
    <meta:generator>LibreOffice/6.0.7.3$Linux_X86_64 LibreOffice_project/00m0$Build-3</meta:generator>
    <dc:date>2019-03-18T18:40:20.968351721</dc:date>
    <meta:editing-duration>PT56M32S</meta:editing-duration>
    <meta:editing-cycles>14</meta:editing-cycles>
    <meta:document-statistic meta:table-count="0" meta:image-count="0" meta:object-count="0" meta:page-count="3" meta:paragraph-count="50" meta:word-count="1289" meta:character-count="7536" meta:non-whitespace-character-count="6253"/>
  </office:meta>
</office:document-meta>
</file>